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</style:style>
    <style:style style:name="gr2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8.053cm"/>
    </style:style>
    <style:style style:name="gr4" style:family="graphic" style:parent-style-name="standard">
      <style:graphic-properties svg:stroke-color="#008000" draw:fill="solid" draw:fill-color="#008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1cm" fo:min-width="1.953cm"/>
    </style:style>
    <style:style style:name="gr6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6cm" fo:min-width="3.753cm"/>
    </style:style>
    <style:style style:name="P1" style:family="paragraph">
      <style:text-properties fo:font-family="LMMono10" style:font-pitch="fixed" fo:font-size="12pt" fo:font-weight="normal" style:font-size-asian="12pt" style:font-weight-asian="normal" style:font-size-complex="12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family="LMMono10" style:font-pitch="fixed" fo:font-size="12pt" style:font-size-asian="12pt" style:font-size-complex="12pt"/>
    </style:style>
    <style:style style:name="P5" style:family="paragraph">
      <style:text-properties fo:color="#000000" fo:font-family="LMMono10" style:font-pitch="fixed" fo:font-size="12pt" style:font-size-asian="12pt" style:font-size-complex="12pt"/>
    </style:style>
    <style:style style:name="T1" style:family="text">
      <style:text-properties fo:color="#0000ff" fo:font-family="LMMono10" style:font-pitch="fix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family="LMMono10" style:font-pitch="fixed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family="LMMono10" style:font-pitch="fixed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8000" fo:font-family="LMMono10" style:font-pitch="fixed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ff0000" fo:font-family="LMMono10" style:font-pitch="fixed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family="LMMono10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1.8cm" svg:height="8.189cm" svg:x="5.8cm" svg:y="3.229cm">
          <draw:text-box>
            <text:p><text:span text:style-name="T1">__global__</text:span><text:span text:style-name="T2"> </text:span><text:span text:style-name="T3">void nome_algoritmo ( &lt;PARAMETROS &gt; ){</text:span></text:p>
            <text:p><text:span text:style-name="T3"><text:tab/></text:span></text:p>
            <text:p><text:span text:style-name="T3"><text:tab/></text:span><text:span text:style-name="T3">&lt;DECLARACAO_DE_VARIAVEIS&gt;</text:span></text:p>
            <text:p><text:span text:style-name="T2"><text:tab/></text:span></text:p>
            <text:p><text:span text:style-name="T2"><text:tab/></text:span><text:span text:style-name="T1">int p=(blockDim.x*blockIdx.x)+threadIdx.x;</text:span></text:p>
            <text:p><text:span text:style-name="T1"><text:tab/></text:span><text:span text:style-name="T1">if (p &gt;= total_pos) return;</text:span></text:p>
            <text:p><text:span text:style-name="T1"/></text:p>
            <text:p><text:span text:style-name="T1"><text:s text:c="2"/></text:span><text:span text:style-name="T1"><text:tab/></text:span><text:span text:style-name="T4">#pragma omp parallel private(p, ...)</text:span></text:p>
            <text:p><text:span text:style-name="T4"><text:tab/></text:span><text:span text:style-name="T4">{</text:span></text:p>
            <text:p><text:span text:style-name="T2"><text:tab/></text:span><text:span text:style-name="T5">for (p=0;p&lt;total_pos;p++){</text:span></text:p>
            <text:p><text:span text:style-name="T3"><text:tab/></text:span><text:span text:style-name="T3"><text:tab/></text:span><text:span text:style-name="T3">&lt;CALCULOS&gt;</text:span></text:p>
            <text:p><text:span text:style-name="T2"><text:tab/></text:span><text:span text:style-name="T5">}</text:span></text:p>
            <text:p><text:span text:style-name="T5"><text:tab/></text:span><text:span text:style-name="T4">}</text:span></text:p>
            <text:p><text:span text:style-name="T2">}</text:span></text:p>
          </draw:text-box>
        </draw:frame>
        <draw:g>
          <draw:g>
            <draw:custom-shape draw:style-name="gr2" draw:text-style-name="P2" draw:layer="layout" svg:width="0.361cm" svg:height="0.36cm" svg:x="6.694cm" svg:y="11.4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4" draw:layer="layout" svg:width="9.701cm" svg:height="0.818cm" svg:x="7.005cm" svg:y="11.218cm">
              <draw:text-box>
                <text:p text:style-name="P3"><text:span text:style-name="T6">→ </text:span><text:span text:style-name="T6">Exclusivo da versão Sequencial e OpenMP</text:span></text:p>
              </draw:text-box>
            </draw:frame>
          </draw:g>
          <draw:g>
            <draw:custom-shape draw:style-name="gr4" draw:text-style-name="P2" draw:layer="layout" svg:width="0.361cm" svg:height="0.36cm" svg:x="6.694cm" svg:y="12.0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5" draw:layer="layout" svg:width="6.785cm" svg:height="0.818cm" svg:x="7.005cm" svg:y="11.8cm">
              <draw:text-box>
                <text:p><text:span text:style-name="T6">→ </text:span><text:span text:style-name="T6">Exclusivo da versão OpenMP</text:span></text:p>
              </draw:text-box>
            </draw:frame>
          </draw:g>
          <draw:g>
            <draw:custom-shape draw:style-name="gr6" draw:text-style-name="P2" draw:layer="layout" svg:width="0.36cm" svg:height="0.36cm" svg:x="6.694cm" svg:y="12.6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5" draw:layer="layout" svg:width="6.336cm" svg:height="0.818cm" svg:x="7.005cm" svg:y="12.382cm">
              <draw:text-box>
                <text:p><text:span text:style-name="T6">→ </text:span><text:span text:style-name="T6">Exclusivo da versão CUDA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Zanette</meta:initial-creator>
    <meta:creation-date>2012-06-06T14:52:49</meta:creation-date>
    <dc:date>2013-03-13T20:48:00</dc:date>
    <dc:creator>Bruno Zanette</dc:creator>
    <meta:editing-duration>PT57M17S</meta:editing-duration>
    <meta:editing-cycles>16</meta:editing-cycles>
    <meta:generator>LibreOffice/3.5$Linux_X86_64 LibreOffice_project/350m1$Build-2</meta:generator>
    <meta:document-statistic meta:object-count="11"/>
  </office:meta>
</office:document-meta>
</file>